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6" style:family="table-column">
      <style:table-column-properties fo:break-before="auto" style:column-width="128.2mm"/>
    </style:style>
    <style:style style:name="co17" style:family="table-column">
      <style:table-column-properties fo:break-before="auto" style:column-width="286.58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7f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ackground-color="#00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20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tema</text:p>
          </table:table-cell>
          <table:table-cell table:style-name="ce24" office:value-type="string" calcext:value-type="string">
            <text:p>codigo</text:p>
          </table:table-cell>
          <table:table-cell table:style-name="ce24" table:number-columns-repeated="1020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0" table:content-validation-name="val1" office:value-type="string" calcext:value-type="string">
            <text:p>ECO</text:p>
          </table:table-cell>
          <table:table-cell table:style-name="ce20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0" table:content-validation-name="val1" office:value-type="string" calcext:value-type="string">
            <text:p>ECO</text:p>
          </table:table-cell>
          <table:table-cell table:style-name="ce20" table:formula="of:= CONCATENATE(INDIRECT(&quot;temas.C&quot; &amp; MATCH([.C3];[$temas.$A$1:$temas.$A$99];0)); &quot;_&quot;;[.A3])" office:value-type="string" office:string-value="economia_23" calcext:value-type="string">
            <text:p>economia_2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0" table:content-validation-name="val1" office:value-type="string" calcext:value-type="string">
            <text:p>ECO</text:p>
          </table:table-cell>
          <table:table-cell table:style-name="ce20" table:formula="of:= CONCATENATE(INDIRECT(&quot;temas.C&quot; &amp; MATCH([.C4];[$temas.$A$1:$temas.$A$99];0)); &quot;_&quot;;[.A4])" office:value-type="string" office:string-value="economia_24" calcext:value-type="string">
            <text:p>economia_2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0" table:content-validation-name="val1" office:value-type="string" calcext:value-type="string">
            <text:p>ECO</text:p>
          </table:table-cell>
          <table:table-cell table:style-name="ce20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style-name="ce17" table:number-columns-repeated="1020"/>
        </table:table-row>
        <table:table-row table:style-name="ro2">
          <table:table-cell table:style-name="ce4"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6];[$temas.$A$1:$temas.$A$99];0)); &quot;_&quot;;[.A6])" office:value-type="string" office:string-value="economia_21" calcext:value-type="string">
            <text:p>economia_21</text:p>
          </table:table-cell>
          <table:table-cell table:number-columns-repeated="1020"/>
        </table:table-row>
        <table:table-row table:style-name="ro1">
          <table:table-cell table:style-name="ce4"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7];[$temas.$A$1:$temas.$A$99];0)); &quot;_&quot;;[.A7])" office:value-type="string" office:string-value="economia_19" calcext:value-type="string">
            <text:p>economia_19</text:p>
          </table:table-cell>
          <table:table-cell table:number-columns-repeated="1020"/>
        </table:table-row>
        <table:table-row table:style-name="ro2">
          <table:table-cell table:style-name="ce4"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8];[$temas.$A$1:$temas.$A$99];0)); &quot;_&quot;;[.A8])" office:value-type="string" office:string-value="economia_20" calcext:value-type="string">
            <text:p>economia_20</text:p>
          </table:table-cell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0" table:content-validation-name="val1" office:value-type="string" calcext:value-type="string">
            <text:p>ECO</text:p>
          </table:table-cell>
          <table:table-cell table:style-name="ce20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0" table:content-validation-name="val1" office:value-type="string" calcext:value-type="string">
            <text:p>ECO</text:p>
          </table:table-cell>
          <table:table-cell table:style-name="ce20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0" table:content-validation-name="val1" office:value-type="string" calcext:value-type="string">
            <text:p>SOC</text:p>
          </table:table-cell>
          <table:table-cell table:style-name="ce20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0" table:content-validation-name="val1" office:value-type="string" calcext:value-type="string">
            <text:p>SOC</text:p>
          </table:table-cell>
          <table:table-cell table:style-name="ce20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0" table:content-validation-name="val1" office:value-type="string" calcext:value-type="string">
            <text:p>SOC</text:p>
          </table:table-cell>
          <table:table-cell table:style-name="ce20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0" table:content-validation-name="val1" office:value-type="string" calcext:value-type="string">
            <text:p>SOC</text:p>
          </table:table-cell>
          <table:table-cell table:style-name="ce20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0" table:content-validation-name="val1" office:value-type="string" calcext:value-type="string">
            <text:p>AMB</text:p>
          </table:table-cell>
          <table:table-cell table:style-name="ce20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0" table:content-validation-name="val1" office:value-type="string" calcext:value-type="string">
            <text:p>AMB</text:p>
          </table:table-cell>
          <table:table-cell table:style-name="ce20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0" table:content-validation-name="val1" office:value-type="string" calcext:value-type="string">
            <text:p>AMB</text:p>
          </table:table-cell>
          <table:table-cell table:style-name="ce20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5]" office:value-type="float" office:value="35" calcext:value-type="float">
            <text:p>35</text:p>
          </table:table-cell>
          <table:table-cell table:style-name="ce17"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0" table:content-validation-name="val1" office:value-type="string" calcext:value-type="string">
            <text:p>AMB</text:p>
          </table:table-cell>
          <table:table-cell table:style-name="ce20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6]" office:value-type="float" office:value="36" calcext:value-type="float">
            <text:p>36</text:p>
          </table:table-cell>
          <table:table-cell table:style-name="ce17"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0" table:content-validation-name="val1" office:value-type="string" calcext:value-type="string">
            <text:p>AMB</text:p>
          </table:table-cell>
          <table:table-cell table:style-name="ce20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0" table:content-validation-name="val1" office:value-type="string" calcext:value-type="string">
            <text:p>POP</text:p>
          </table:table-cell>
          <table:table-cell table:style-name="ce20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28]" office:value-type="float" office:value="2" calcext:value-type="float">
            <text:p>2</text:p>
          </table:table-cell>
          <table:table-cell table:style-name="ce19"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29]" office:value-type="float" office:value="3" calcext:value-type="float">
            <text:p>3</text:p>
          </table:table-cell>
          <table:table-cell table:style-name="ce19"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style-name="ce19" table:number-columns-repeated="1020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0" table:content-validation-name="val1" office:value-type="string" calcext:value-type="string">
            <text:p>POP</text:p>
          </table:table-cell>
          <table:table-cell table:style-name="ce20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0" table:content-validation-name="val1" office:value-type="string" calcext:value-type="string">
            <text:p>POP</text:p>
          </table:table-cell>
          <table:table-cell table:style-name="ce20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32]" office:value-type="float" office:value="1" calcext:value-type="float">
            <text:p>1</text:p>
          </table:table-cell>
          <table:table-cell table:style-name="ce19"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3]" office:value-type="float" office:value="9" calcext:value-type="float">
            <text:p>9</text:p>
          </table:table-cell>
          <table:table-cell table:style-name="ce19"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4]" office:value-type="float" office:value="8" calcext:value-type="float">
            <text:p>8</text:p>
          </table:table-cell>
          <table:table-cell table:style-name="ce19"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5]" office:value-type="float" office:value="7" calcext:value-type="float">
            <text:p>7</text:p>
          </table:table-cell>
          <table:table-cell table:style-name="ce19"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6]" office:value-type="float" office:value="29" calcext:value-type="float">
            <text:p>29</text:p>
          </table:table-cell>
          <table:table-cell table:style-name="ce19"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style-name="ce22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7]" office:value-type="float" office:value="28" calcext:value-type="float">
            <text:p>28</text:p>
          </table:table-cell>
          <table:table-cell table:style-name="ce19"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style-name="ce22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style-name="ce19"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21" table:content-validation-name="val1" office:value-type="string" calcext:value-type="string">
            <text:p>RED</text:p>
          </table:table-cell>
          <table:table-cell table:style-name="ce21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style-name="ce19" table:formula="of:=[$variaveis.$A39]" office:value-type="float" office:value="31" calcext:value-type="float">
            <text:p>31</text:p>
          </table:table-cell>
          <table:table-cell table:style-name="ce19"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style-name="ce22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style-name="ce19"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5" table:number-columns-repeated="5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5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40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7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ntes" table:style-name="ta1"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number-columns-repeated="1020" table:default-cell-style-name="ce27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40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40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40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" table:default-cell-style-name="ce27"/>
        <table:table-column table:style-name="co16" table:default-cell-style-name="ce27"/>
        <table:table-column table:style-name="co1" table:number-columns-repeated="2" table:default-cell-style-name="ce27"/>
        <table:table-column table:style-name="co17" table:default-cell-style-name="ce27"/>
        <table:table-column table:style-name="co5" table:number-columns-repeated="1019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fonte</text:p>
          </table:table-cell>
          <table:table-cell table:style-name="ce24" office:value-type="string" calcext:value-type="string">
            <text:p>tipo_acesso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operacao_especial</text:p>
          </table:table-cell>
          <table:table-cell table:style-name="ce24" table:number-columns-repeated="1018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17"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ST.INT.ARVL?downloadformat=csv</text:p>
          </table:table-cell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17" table:formula="of:=INDIRECT(&quot;variaveis.E&quot; &amp; MATCH([.A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17" table:formula="of:=INDIRECT(&quot;variaveis.E&quot; &amp; MATCH([.A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6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17"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GB.XPD.RSDV.GD.ZS?downloadformat=csv</text:p>
          </table:table-cell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8"/>
        </table:table-row>
        <table:table-row table:style-name="ro2">
          <table:table-cell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17" table:formula="of:=INDIRECT(&quot;variaveis.E&quot; &amp; MATCH([.A9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17" table:formula="of:=INDIRECT(&quot;variaveis.E&quot; &amp; MATCH([.A10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17" table:formula="of:=INDIRECT(&quot;variaveis.E&quot; &amp; MATCH([.A1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17" table:formula="of:=INDIRECT(&quot;variaveis.E&quot; &amp; MATCH([.A1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17" table:formula="of:=INDIRECT(&quot;variaveis.E&quot; &amp; MATCH([.A15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17" table:formula="of:=INDIRECT(&quot;variaveis.E&quot; &amp; MATCH([.A16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style-name="ce17" table:formula="of:=[$variaveis.$A20]" office:value-type="string" office:string-value="Z1" calcext:value-type="string">
            <text:p>Z1</text:p>
          </table:table-cell>
          <table:table-cell table:style-name="ce17"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style-name="ce17"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3">
          <table:table-cell table:style-name="ce17" table:formula="of:=[$variaveis.$A21]" office:value-type="string" office:string-value="Z2" calcext:value-type="string">
            <text:p>Z2</text:p>
          </table:table-cell>
          <table:table-cell table:style-name="ce17"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style-name="ce17"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style-name="ce17"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Dividir o valor da variável pelo valor de “Land Area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17"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Dividir o valor da variável pelo valor de “Área do País”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17"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style-name="ce17" table:content-validation-name="val3" office:value-type="string" calcext:value-type="string">
            <text:p>html/table</text:p>
          </table:table-cell>
          <table:table-cell table:style-name="ce17"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style-name="ce17"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8]" office:value-type="float" office:value="2" calcext:value-type="float">
            <text:p>2</text:p>
          </table:table-cell>
          <table:table-cell table:style-name="ce17"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style-name="ce17"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9]" office:value-type="float" office:value="3" calcext:value-type="float">
            <text:p>3</text:p>
          </table:table-cell>
          <table:table-cell table:style-name="ce17"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style-name="ce17"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17"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34" office:value-type="string" calcext:value-type="string">
            <text:p>None</text:p>
          </table:table-cell>
          <table:table-cell table:style-name="ce17" office:value-type="string" calcext:value-type="string">
            <text:p>Subtrair do valor informado em “População residente em área urbana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17"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up/Download/Files/WUP2018-F21-Proportion_Urban_Annual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2]" office:value-type="float" office:value="1" calcext:value-type="float">
            <text:p>1</text:p>
          </table:table-cell>
          <table:table-cell table:style-name="ce17"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style-name="ce17"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3]" office:value-type="float" office:value="9" calcext:value-type="float">
            <text:p>9</text:p>
          </table:table-cell>
          <table:table-cell table:style-name="ce17"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17"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4]" office:value-type="float" office:value="8" calcext:value-type="float">
            <text:p>8</text:p>
          </table:table-cell>
          <table:table-cell table:style-name="ce17"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style-name="ce17"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35]" office:value-type="float" office:value="7" calcext:value-type="float">
            <text:p>7</text:p>
          </table:table-cell>
          <table:table-cell table:style-name="ce17"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17"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%20(Standard)/CSV_FILES/WPP2017_PopulationByAgeSex_Medium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6]" office:value-type="float" office:value="29" calcext:value-type="float">
            <text:p>29</text:p>
          </table:table-cell>
          <table:table-cell table:style-name="ce17"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17"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Mobile_cellular_2000-2016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7]" office:value-type="float" office:value="28" calcext:value-type="float">
            <text:p>28</text:p>
          </table:table-cell>
          <table:table-cell table:style-name="ce17"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style-name="ce17"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Fixed_tel_2000-2016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39]" office:value-type="float" office:value="31" calcext:value-type="float">
            <text:p>31</text:p>
          </table:table-cell>
          <table:table-cell table:style-name="ce17"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17"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Individuals_Internet_2000-2016%20Jan2018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8" table:default-cell-style-name="ce27"/>
        <table:table-column table:style-name="co19" table:default-cell-style-name="ce27"/>
        <table:table-column table:style-name="co5" table:number-columns-repeated="1022" table:default-cell-style-name="ce27"/>
        <table:table-row table:style-name="ro1"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descricao</text:p>
          </table:table-cell>
          <table:table-cell table:style-name="ce24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8:19:48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6-20T15:54:36.872000000</dc:date>
    <meta:editing-duration>PT3H48M17S</meta:editing-duration>
    <meta:editing-cycles>25</meta:editing-cycles>
    <meta:generator>LibreOffice/5.3.1.2$Windows_x86 LibreOffice_project/e80a0e0fd1875e1696614d24c32df0f95f03deb2</meta:generator>
    <meta:document-statistic meta:table-count="7" meta:cell-count="658" meta:object-count="0"/>
    <meta:user-defined meta:name=""/>
  </office:meta>
</office:document-meta>
</file>